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1"/>
    <style:style style:name="ce4" style:family="table-cell" style:parent-style-name="Default" style:data-style-name="N3"/>
    <style:style style:name="co1" style:family="table-column">
      <style:table-column-properties fo:break-before="auto" style:column-width="0.926041666666667cm" style:use-optimal-column-width="true"/>
    </style:style>
    <style:style style:name="co2" style:family="table-column">
      <style:table-column-properties fo:break-before="auto" style:column-width="1.77270833333333cm" style:use-optimal-column-width="true"/>
    </style:style>
    <style:style style:name="co3" style:family="table-column">
      <style:table-column-properties fo:break-before="auto" style:column-width="11.2447916666667cm" style:use-optimal-column-width="true"/>
    </style:style>
    <style:style style:name="co4" style:family="table-column">
      <style:table-column-properties fo:break-before="auto" style:column-width="6.64104166666667cm" style:use-optimal-column-width="true"/>
    </style:style>
    <style:style style:name="co5" style:family="table-column">
      <style:table-column-properties fo:break-before="auto" style:column-width="2.98979166666667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15635416666667cm"/>
    </style:style>
    <style:style style:name="co10" style:family="table-column">
      <style:table-column-properties fo:break-before="auto" style:column-width="2.1828125cm"/>
    </style:style>
    <style:style style:name="co11" style:family="table-column">
      <style:table-column-properties fo:break-before="auto" style:column-width="2.28864583333333cm"/>
    </style:style>
    <style:style style:name="co12" style:family="table-column">
      <style:table-column-properties fo:break-before="auto" style:column-width="3.00302083333333cm"/>
    </style:style>
    <style:style style:name="co13" style:family="table-column">
      <style:table-column-properties fo:break-before="auto" style:column-width="2.40770833333333cm"/>
    </style:style>
    <style:style style:name="co14" style:family="table-column">
      <style:table-column-properties fo:break-before="auto" style:column-width="2.83104166666667cm"/>
    </style:style>
    <style:style style:name="co15" style:family="table-column">
      <style:table-column-properties fo:break-before="auto" style:column-width="3.95552083333333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2.36802083333333cm"/>
    </style:style>
    <style:style style:name="co18" style:family="table-column">
      <style:table-column-properties fo:break-before="auto" style:column-width="2.5003125cm"/>
    </style:style>
    <style:style style:name="co19" style:family="table-column">
      <style:table-column-properties fo:break-before="auto" style:column-width="2.60614583333333cm"/>
    </style:style>
    <style:style style:name="co20" style:family="table-column">
      <style:table-column-properties fo:break-before="auto" style:column-width="2.5796875cm"/>
    </style:style>
    <style:style style:name="co21" style:family="table-column">
      <style:table-column-properties fo:break-before="auto" style:column-width="2.01083333333333cm" style:use-optimal-column-width="true"/>
    </style:style>
    <style:style style:name="co22" style:family="table-column">
      <style:table-column-properties fo:break-before="auto" style:column-width="2.460625cm"/>
    </style:style>
    <style:style style:name="co23" style:family="table-column">
      <style:table-column-properties fo:break-before="auto" style:column-width="2.56645833333333cm"/>
    </style:style>
    <style:style style:name="co24" style:family="table-column">
      <style:table-column-properties fo:break-before="auto" style:column-width="2.98979166666667cm"/>
    </style:style>
    <style:style style:name="co25" style:family="table-column">
      <style:table-column-properties fo:break-before="auto" style:column-width="2.67229166666667cm"/>
    </style:style>
    <style:style style:name="co26" style:family="table-column">
      <style:table-column-properties fo:break-before="auto" style:column-width="2.2621875cm"/>
    </style:style>
    <style:style style:name="co27" style:family="table-column">
      <style:table-column-properties fo:break-before="auto" style:column-width="2.03729166666667cm"/>
    </style:style>
    <style:style style:name="co28" style:family="table-column">
      <style:table-column-properties fo:break-before="auto" style:column-width="2.68552083333333cm"/>
    </style:style>
    <style:style style:name="co29" style:family="table-column">
      <style:table-column-properties fo:break-before="auto" style:column-width="1.79916666666667cm"/>
    </style:style>
    <style:style style:name="ro1" style:family="table-row">
      <style:table-row-properties style:row-height="84.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cember_202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2" table:default-cell-style-name="ce1"/>
        <table:table-column table:style-name="co14" table:default-cell-style-name="ce1"/>
        <table:table-column table:style-name="co1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6" table:default-cell-style-name="ce1"/>
        <table:table-column table:style-name="co21" table:default-cell-style-name="ce1"/>
        <table:table-column table:style-name="co22" table:default-cell-style-name="ce1"/>
        <table:table-column table:style-name="co21" table:default-cell-style-name="ce1"/>
        <table:table-column table:style-name="co23" table:default-cell-style-name="ce1"/>
        <table:table-column table:style-name="co24" table:default-cell-style-name="ce1"/>
        <table:table-column table:style-name="co6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table:number-columns-repeated="16343" table:style-name="ce2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December</text:p>
          </table:table-cell>
          <table:table-cell office:value-type="string" table:style-name="ce4">
            <text:p>Ministry of Justice</text:p>
          </table:table-cell>
          <table:table-cell office:value-type="string" table:style-name="ce4">
            <text:p>Ministerial Department</text:p>
          </table:table-cell>
          <table:table-cell office:value-type="string" table:style-name="ce4">
            <text:p>Ministry of Justice</text:p>
          </table:table-cell>
          <table:table-cell office:value-type="float" office:value="329" table:style-name="ce4">
            <text:p>329</text:p>
          </table:table-cell>
          <table:table-cell office:value-type="float" office:value="312.07146999999998" table:style-name="ce4">
            <text:p>312</text:p>
          </table:table-cell>
          <table:table-cell office:value-type="float" office:value="842" table:style-name="ce4">
            <text:p>842</text:p>
          </table:table-cell>
          <table:table-cell office:value-type="float" office:value="816.7478000000001" table:style-name="ce4">
            <text:p>817</text:p>
          </table:table-cell>
          <table:table-cell office:value-type="float" office:value="3653" table:style-name="ce4">
            <text:p>3,653</text:p>
          </table:table-cell>
          <table:table-cell office:value-type="float" office:value="3571.4017899999999" table:style-name="ce4">
            <text:p>3,571</text:p>
          </table:table-cell>
          <table:table-cell office:value-type="float" office:value="1968" table:style-name="ce4">
            <text:p>1,968</text:p>
          </table:table-cell>
          <table:table-cell office:value-type="float" office:value="1924.0007800000003" table:style-name="ce4">
            <text:p>1,924</text:p>
          </table:table-cell>
          <table:table-cell office:value-type="float" office:value="171" table:style-name="ce4">
            <text:p>171</text:p>
          </table:table-cell>
          <table:table-cell office:value-type="float" office:value="166.20735999999999" table:style-name="ce4">
            <text:p>166</text:p>
          </table:table-cell>
          <table:table-cell office:value-type="float" office:value="51" table:style-name="ce4">
            <text:p>51</text:p>
          </table:table-cell>
          <table:table-cell office:value-type="float" office:value="47.725680000000004" table:style-name="ce4">
            <text:p>48</text:p>
          </table:table-cell>
          <table:table-cell office:value-type="float" office:value="7014" table:style-name="ce4">
            <text:p>7,014</text:p>
          </table:table-cell>
          <table:table-cell office:value-type="float" office:value="6838.15488" table:style-name="ce4">
            <text:p>6,838</text:p>
          </table:table-cell>
          <table:table-cell office:value-type="float" office:value="76" table:style-name="ce4">
            <text:p>76</text:p>
          </table:table-cell>
          <table:table-cell office:value-type="float" office:value="74.760000000000005" table:style-name="ce4">
            <text:p>75</text:p>
          </table:table-cell>
          <table:table-cell office:value-type="float" office:value="42" table:style-name="ce4">
            <text:p>42</text:p>
          </table:table-cell>
          <table:table-cell office:value-type="float" office:value="36.630000000000003" table:style-name="ce4">
            <text:p>37</text:p>
          </table:table-cell>
          <table:table-cell office:value-type="float" office:value="368.13333333333333" table:style-name="ce4">
            <text:p>368</text:p>
          </table:table-cell>
          <table:table-cell office:value-type="float" office:value="368.13333333333333" table:style-name="ce4">
            <text:p>368</text:p>
          </table:table-cell>
          <table:table-cell office:value-type="float" office:value="486.13333333333333" table:style-name="ce4">
            <text:p>486</text:p>
          </table:table-cell>
          <table:table-cell office:value-type="float" office:value="479.52333333333331" table:style-name="ce4">
            <text:p>480</text:p>
          </table:table-cell>
          <table:table-cell office:value-type="float" office:value="0" table:style-name="ce4">
            <text:p>0</text:p>
          </table:table-cell>
          <table:table-cell office:value-type="float" office:value="7500.1333333333332" table:style-name="ce4">
            <text:p>7,500</text:p>
          </table:table-cell>
          <table:table-cell office:value-type="float" office:value="7317.6782133333336" table:style-name="ce4">
            <text:p>7,318</text:p>
          </table:table-cell>
          <table:table-cell office:value-type="float" office:value="23806766.999999996" table:style-name="ce4">
            <text:p>23,806,767</text:p>
          </table:table-cell>
          <table:table-cell office:value-type="float" office:value="1044772.33" table:style-name="ce4">
            <text:p>1,044,772</text:p>
          </table:table-cell>
          <table:table-cell office:value-type="float" office:value="785013.67999999993" table:style-name="ce4">
            <text:p>785,014</text:p>
          </table:table-cell>
          <table:table-cell office:value-type="float" office:value="102849.54000000002" table:style-name="ce4">
            <text:p>102,850</text:p>
          </table:table-cell>
          <table:table-cell office:value-type="float" office:value="7043238.7899999991" table:style-name="ce4">
            <text:p>7,043,239</text:p>
          </table:table-cell>
          <table:table-cell office:value-type="float" office:value="3893964.7100000004" table:style-name="ce4">
            <text:p>3,893,965</text:p>
          </table:table-cell>
          <table:table-cell office:value-type="float" office:value="36676606.04999999" table:style-name="ce4">
            <text:p>36,676,606</text:p>
          </table:table-cell>
          <table:table-cell office:value-type="float" office:value="5617755.1399999997" table:style-name="ce4">
            <text:p>5,617,755</text:p>
          </table:table-cell>
          <table:table-cell office:value-type="float" office:value="166378.81" table:style-name="ce4">
            <text:p>166,379</text:p>
          </table:table-cell>
          <table:table-cell office:value-type="float" office:value="5784133.9499999993" table:style-name="ce4">
            <text:p>5,784,134</text:p>
          </table:table-cell>
          <table:table-cell office:value-type="float" office:value="42460739.999999985" table:style-name="ce4">
            <text:p>42,460,740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December</text:p>
          </table:table-cell>
          <table:table-cell office:value-type="string" table:style-name="ce4">
            <text:p>Criminal Injuries Compensation Authorit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120" table:style-name="ce4">
            <text:p>120</text:p>
          </table:table-cell>
          <table:table-cell office:value-type="float" office:value="108.99055000000001" table:style-name="ce4">
            <text:p>109</text:p>
          </table:table-cell>
          <table:table-cell office:value-type="float" office:value="86" table:style-name="ce4">
            <text:p>86</text:p>
          </table:table-cell>
          <table:table-cell office:value-type="float" office:value="80.950000000000017" table:style-name="ce4">
            <text:p>81</text:p>
          </table:table-cell>
          <table:table-cell office:value-type="float" office:value="95" table:style-name="ce4">
            <text:p>95</text:p>
          </table:table-cell>
          <table:table-cell office:value-type="float" office:value="93.302700000000002" table:style-name="ce4">
            <text:p>93</text:p>
          </table:table-cell>
          <table:table-cell office:value-type="float" office:value="17" table:style-name="ce4">
            <text:p>17</text:p>
          </table:table-cell>
          <table:table-cell office:value-type="float" office:value="12.64864" table:style-name="ce4">
            <text:p>1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0" table:style-name="ce4">
            <text:p>320</text:p>
          </table:table-cell>
          <table:table-cell office:value-type="float" office:value="297.89189000000005" table:style-name="ce4">
            <text:p>29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0" table:style-name="ce4">
            <text:p>320</text:p>
          </table:table-cell>
          <table:table-cell office:value-type="float" office:value="297.89189000000005" table:style-name="ce4">
            <text:p>298</text:p>
          </table:table-cell>
          <table:table-cell office:value-type="float" office:value="950292.94333333371" table:style-name="ce4">
            <text:p>950,293</text:p>
          </table:table-cell>
          <table:table-cell office:value-type="float" office:value="0" table:style-name="ce4">
            <text:p>0</text:p>
          </table:table-cell>
          <table:table-cell office:value-type="float" office:value="6011.6000000000022" table:style-name="ce4">
            <text:p>6,0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56304.54333333368" table:style-name="ce4">
            <text:p>956,3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56304.54333333368" table:style-name="ce4">
            <text:p>956,305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December</text:p>
          </table:table-cell>
          <table:table-cell office:value-type="string" table:style-name="ce4">
            <text:p>HM Courts and Tribunals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9495" table:style-name="ce4">
            <text:p>9,495</text:p>
          </table:table-cell>
          <table:table-cell office:value-type="float" office:value="8308.69" table:style-name="ce4">
            <text:p>8,309</text:p>
          </table:table-cell>
          <table:table-cell office:value-type="float" office:value="2732" table:style-name="ce4">
            <text:p>2,732</text:p>
          </table:table-cell>
          <table:table-cell office:value-type="float" office:value="2583.2384999999945" table:style-name="ce4">
            <text:p>2,583</text:p>
          </table:table-cell>
          <table:table-cell office:value-type="float" office:value="2823" table:style-name="ce4">
            <text:p>2,823</text:p>
          </table:table-cell>
          <table:table-cell office:value-type="float" office:value="2669.7705199999941" table:style-name="ce4">
            <text:p>2,670</text:p>
          </table:table-cell>
          <table:table-cell office:value-type="float" office:value="756" table:style-name="ce4">
            <text:p>756</text:p>
          </table:table-cell>
          <table:table-cell office:value-type="float" office:value="737.13160999999991" table:style-name="ce4">
            <text:p>737</text:p>
          </table:table-cell>
          <table:table-cell office:value-type="float" office:value="72" table:style-name="ce4">
            <text:p>72</text:p>
          </table:table-cell>
          <table:table-cell office:value-type="float" office:value="71.567480000000003" table:style-name="ce4">
            <text:p>72</text:p>
          </table:table-cell>
          <table:table-cell office:value-type="float" office:value="8" table:style-name="ce4">
            <text:p>8</text:p>
          </table:table-cell>
          <table:table-cell office:value-type="float" office:value="7.51389" table:style-name="ce4">
            <text:p>8</text:p>
          </table:table-cell>
          <table:table-cell office:value-type="float" office:value="15886" table:style-name="ce4">
            <text:p>15,886</text:p>
          </table:table-cell>
          <table:table-cell office:value-type="float" office:value="14377.911999999989" table:style-name="ce4">
            <text:p>14,378</text:p>
          </table:table-cell>
          <table:table-cell office:value-type="float" office:value="2002.15" table:style-name="ce4">
            <text:p>2,002</text:p>
          </table:table-cell>
          <table:table-cell office:value-type="float" office:value="2002.15" table:style-name="ce4">
            <text:p>2,002</text:p>
          </table:table-cell>
          <table:table-cell office:value-type="float" office:value="25.88" table:style-name="ce4">
            <text:p>26</text:p>
          </table:table-cell>
          <table:table-cell office:value-type="float" office:value="25.88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28.0300000000002" table:style-name="ce4">
            <text:p>2,028</text:p>
          </table:table-cell>
          <table:table-cell office:value-type="float" office:value="2028.0300000000002" table:style-name="ce4">
            <text:p>2,028</text:p>
          </table:table-cell>
          <table:table-cell office:value-type="float" office:value="0" table:style-name="ce4">
            <text:p>0</text:p>
          </table:table-cell>
          <table:table-cell office:value-type="float" office:value="17914.03" table:style-name="ce4">
            <text:p>17,914</text:p>
          </table:table-cell>
          <table:table-cell office:value-type="float" office:value="16405.941999999988" table:style-name="ce4">
            <text:p>16,406</text:p>
          </table:table-cell>
          <table:table-cell office:value-type="float" office:value="33859631.829999998" table:style-name="ce4">
            <text:p>33,859,632</text:p>
          </table:table-cell>
          <table:table-cell office:value-type="float" office:value="646754.04" table:style-name="ce4">
            <text:p>646,754</text:p>
          </table:table-cell>
          <table:table-cell office:value-type="float" office:value="283468.2" table:style-name="ce4">
            <text:p>283,468</text:p>
          </table:table-cell>
          <table:table-cell office:value-type="float" office:value="518082.28000000009" table:style-name="ce4">
            <text:p>518,082</text:p>
          </table:table-cell>
          <table:table-cell office:value-type="float" office:value="8949038.5300000012" table:style-name="ce4">
            <text:p>8,949,039</text:p>
          </table:table-cell>
          <table:table-cell office:value-type="float" office:value="3328710.7599999988" table:style-name="ce4">
            <text:p>3,328,711</text:p>
          </table:table-cell>
          <table:table-cell office:value-type="float" office:value="47585685.640000001" table:style-name="ce4">
            <text:p>47,585,686</text:p>
          </table:table-cell>
          <table:table-cell office:value-type="float" office:value="6854392.6799999997" table:style-name="ce4">
            <text:p>6,854,393</text:p>
          </table:table-cell>
          <table:table-cell office:value-type="float" office:value="5907.3" table:style-name="ce4">
            <text:p>5,907</text:p>
          </table:table-cell>
          <table:table-cell office:value-type="float" office:value="6860299.9799999995" table:style-name="ce4">
            <text:p>6,860,300</text:p>
          </table:table-cell>
          <table:table-cell office:value-type="float" office:value="54445985.619999997" table:style-name="ce4">
            <text:p>54,445,986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December</text:p>
          </table:table-cell>
          <table:table-cell office:value-type="string" table:style-name="ce4">
            <text:p>Legal Aid Agenc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433" table:style-name="ce4">
            <text:p>433</text:p>
          </table:table-cell>
          <table:table-cell office:value-type="float" office:value="390.88298000000003" table:style-name="ce4">
            <text:p>391</text:p>
          </table:table-cell>
          <table:table-cell office:value-type="float" office:value="343" table:style-name="ce4">
            <text:p>343</text:p>
          </table:table-cell>
          <table:table-cell office:value-type="float" office:value="320.42548000000005" table:style-name="ce4">
            <text:p>320</text:p>
          </table:table-cell>
          <table:table-cell office:value-type="float" office:value="296" table:style-name="ce4">
            <text:p>296</text:p>
          </table:table-cell>
          <table:table-cell office:value-type="float" office:value="283.67460000000011" table:style-name="ce4">
            <text:p>284</text:p>
          </table:table-cell>
          <table:table-cell office:value-type="float" office:value="96" table:style-name="ce4">
            <text:p>96</text:p>
          </table:table-cell>
          <table:table-cell office:value-type="float" office:value="94.95487" table:style-name="ce4">
            <text:p>95</text:p>
          </table:table-cell>
          <table:table-cell office:value-type="float" office:value="10" table:style-name="ce4">
            <text:p>10</text:p>
          </table:table-cell>
          <table:table-cell office:value-type="float" office:value="9.0653199999999998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78" table:style-name="ce4">
            <text:p>1,178</text:p>
          </table:table-cell>
          <table:table-cell office:value-type="float" office:value="1099.0032500000002" table:style-name="ce4">
            <text:p>1,099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180" table:style-name="ce4">
            <text:p>1,180</text:p>
          </table:table-cell>
          <table:table-cell office:value-type="float" office:value="1101.0032500000002" table:style-name="ce4">
            <text:p>1,101</text:p>
          </table:table-cell>
          <table:table-cell office:value-type="float" office:value="3024802.26" table:style-name="ce4">
            <text:p>3,024,802</text:p>
          </table:table-cell>
          <table:table-cell office:value-type="float" office:value="26813.67" table:style-name="ce4">
            <text:p>26,814</text:p>
          </table:table-cell>
          <table:table-cell office:value-type="float" office:value="16906.849999999999" table:style-name="ce4">
            <text:p>16,907</text:p>
          </table:table-cell>
          <table:table-cell office:value-type="float" office:value="31517.35" table:style-name="ce4">
            <text:p>31,517</text:p>
          </table:table-cell>
          <table:table-cell office:value-type="float" office:value="674074.87000000011" table:style-name="ce4">
            <text:p>674,075</text:p>
          </table:table-cell>
          <table:table-cell office:value-type="float" office:value="255223.00999999998" table:style-name="ce4">
            <text:p>255,223</text:p>
          </table:table-cell>
          <table:table-cell office:value-type="float" office:value="4029338.01" table:style-name="ce4">
            <text:p>4,029,338</text:p>
          </table:table-cell>
          <table:table-cell office:value-type="float" office:value="5764.01" table:style-name="ce4">
            <text:p>5,764</text:p>
          </table:table-cell>
          <table:table-cell office:value-type="float" office:value="0" table:style-name="ce4">
            <text:p>0</text:p>
          </table:table-cell>
          <table:table-cell office:value-type="float" office:value="5764.01" table:style-name="ce4">
            <text:p>5,764</text:p>
          </table:table-cell>
          <table:table-cell office:value-type="float" office:value="4035102.0199999996" table:style-name="ce4">
            <text:p>4,035,102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December</text:p>
          </table:table-cell>
          <table:table-cell office:value-type="string" table:style-name="ce4">
            <text:p>Her Majesty’s Prison and Probation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28041" table:style-name="ce4">
            <text:p>28,041</text:p>
          </table:table-cell>
          <table:table-cell office:value-type="float" office:value="26434.927770000391" table:style-name="ce4">
            <text:p>26,435</text:p>
          </table:table-cell>
          <table:table-cell office:value-type="float" office:value="6773" table:style-name="ce4">
            <text:p>6,773</text:p>
          </table:table-cell>
          <table:table-cell office:value-type="float" office:value="6471.482050000026" table:style-name="ce4">
            <text:p>6,471</text:p>
          </table:table-cell>
          <table:table-cell office:value-type="float" office:value="7355" table:style-name="ce4">
            <text:p>7,355</text:p>
          </table:table-cell>
          <table:table-cell office:value-type="float" office:value="7039.8664600000193" table:style-name="ce4">
            <text:p>7,040</text:p>
          </table:table-cell>
          <table:table-cell office:value-type="float" office:value="902" table:style-name="ce4">
            <text:p>902</text:p>
          </table:table-cell>
          <table:table-cell office:value-type="float" office:value="883.44434000000001" table:style-name="ce4">
            <text:p>883</text:p>
          </table:table-cell>
          <table:table-cell office:value-type="float" office:value="90" table:style-name="ce4">
            <text:p>90</text:p>
          </table:table-cell>
          <table:table-cell office:value-type="float" office:value="89.5" table:style-name="ce4">
            <text:p>90</text:p>
          </table:table-cell>
          <table:table-cell office:value-type="float" office:value="20406" table:style-name="ce4">
            <text:p>20,406</text:p>
          </table:table-cell>
          <table:table-cell office:value-type="float" office:value="18949.31895999996" table:style-name="ce4">
            <text:p>18,949</text:p>
          </table:table-cell>
          <table:table-cell office:value-type="float" office:value="63567" table:style-name="ce4">
            <text:p>63,567</text:p>
          </table:table-cell>
          <table:table-cell office:value-type="float" office:value="59868.539580000397" table:style-name="ce4">
            <text:p>59,869</text:p>
          </table:table-cell>
          <table:table-cell office:value-type="float" office:value="1264.69935483871" table:style-name="ce4">
            <text:p>1,265</text:p>
          </table:table-cell>
          <table:table-cell office:value-type="float" office:value="1264.69935483871" table:style-name="ce4">
            <text:p>1,26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19354838709677399" table:style-name="ce4">
            <text:p>0</text:p>
          </table:table-cell>
          <table:table-cell office:value-type="float" office:value="0.19354838709677399" table:style-name="ce4">
            <text:p>0</text:p>
          </table:table-cell>
          <table:table-cell office:value-type="float" office:value="1264.8929032258068" table:style-name="ce4">
            <text:p>1,265</text:p>
          </table:table-cell>
          <table:table-cell office:value-type="float" office:value="1264.8929032258068" table:style-name="ce4">
            <text:p>1,265</text:p>
          </table:table-cell>
          <table:table-cell office:value-type="float" office:value="0" table:style-name="ce4">
            <text:p>0</text:p>
          </table:table-cell>
          <table:table-cell office:value-type="float" office:value="64831.892903225809" table:style-name="ce4">
            <text:p>64,832</text:p>
          </table:table-cell>
          <table:table-cell office:value-type="float" office:value="61133.432483226206" table:style-name="ce4">
            <text:p>61,133</text:p>
          </table:table-cell>
          <table:table-cell office:value-type="float" office:value="151434534.38" table:style-name="ce4">
            <text:p>151,434,534</text:p>
          </table:table-cell>
          <table:table-cell office:value-type="float" office:value="16495616.299999999" table:style-name="ce4">
            <text:p>16,495,616</text:p>
          </table:table-cell>
          <table:table-cell office:value-type="float" office:value="978756.40999999992" table:style-name="ce4">
            <text:p>978,756</text:p>
          </table:table-cell>
          <table:table-cell office:value-type="float" office:value="8454807.4899999984" table:style-name="ce4">
            <text:p>8,454,807</text:p>
          </table:table-cell>
          <table:table-cell office:value-type="float" office:value="44694395.489999995" table:style-name="ce4">
            <text:p>44,694,395</text:p>
          </table:table-cell>
          <table:table-cell office:value-type="float" office:value="17212173.170000002" table:style-name="ce4">
            <text:p>17,212,173</text:p>
          </table:table-cell>
          <table:table-cell office:value-type="float" office:value="239270283.24000001" table:style-name="ce4">
            <text:p>239,270,283</text:p>
          </table:table-cell>
          <table:table-cell office:value-type="float" office:value="4854750.6599999992" table:style-name="ce4">
            <text:p>4,854,751</text:p>
          </table:table-cell>
          <table:table-cell office:value-type="float" office:value="-502283.26" table:style-name="ce4">
            <text:p>-502,283</text:p>
          </table:table-cell>
          <table:table-cell office:value-type="float" office:value="4352467.3999999994" table:style-name="ce4">
            <text:p>4,352,467</text:p>
          </table:table-cell>
          <table:table-cell office:value-type="float" office:value="243622750.64000002" table:style-name="ce4">
            <text:p>243,622,751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December</text:p>
          </table:table-cell>
          <table:table-cell office:value-type="string" table:style-name="ce4">
            <text:p>The Office of the Public Guardian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951" table:style-name="ce4">
            <text:p>951</text:p>
          </table:table-cell>
          <table:table-cell office:value-type="float" office:value="862.53973999999789" table:style-name="ce4">
            <text:p>863</text:p>
          </table:table-cell>
          <table:table-cell office:value-type="float" office:value="431" table:style-name="ce4">
            <text:p>431</text:p>
          </table:table-cell>
          <table:table-cell office:value-type="float" office:value="410.10162000000014" table:style-name="ce4">
            <text:p>410</text:p>
          </table:table-cell>
          <table:table-cell office:value-type="float" office:value="180" table:style-name="ce4">
            <text:p>180</text:p>
          </table:table-cell>
          <table:table-cell office:value-type="float" office:value="171.03053" table:style-name="ce4">
            <text:p>171</text:p>
          </table:table-cell>
          <table:table-cell office:value-type="float" office:value="22" table:style-name="ce4">
            <text:p>22</text:p>
          </table:table-cell>
          <table:table-cell office:value-type="float" office:value="21.8" table:style-name="ce4">
            <text:p>2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87" table:style-name="ce4">
            <text:p>1,587</text:p>
          </table:table-cell>
          <table:table-cell office:value-type="float" office:value="1468.471889999998" table:style-name="ce4">
            <text:p>1,468</text:p>
          </table:table-cell>
          <table:table-cell office:value-type="float" office:value="195" table:style-name="ce4">
            <text:p>195</text:p>
          </table:table-cell>
          <table:table-cell office:value-type="float" office:value="183.5" table:style-name="ce4">
            <text:p>18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95" table:style-name="ce4">
            <text:p>195</text:p>
          </table:table-cell>
          <table:table-cell office:value-type="float" office:value="183.5" table:style-name="ce4">
            <text:p>184</text:p>
          </table:table-cell>
          <table:table-cell office:value-type="float" office:value="0" table:style-name="ce4">
            <text:p>0</text:p>
          </table:table-cell>
          <table:table-cell office:value-type="float" office:value="1782" table:style-name="ce4">
            <text:p>1,782</text:p>
          </table:table-cell>
          <table:table-cell office:value-type="float" office:value="1651.971889999998" table:style-name="ce4">
            <text:p>1,652</text:p>
          </table:table-cell>
          <table:table-cell office:value-type="float" office:value="3030739.24" table:style-name="ce4">
            <text:p>3,030,739</text:p>
          </table:table-cell>
          <table:table-cell office:value-type="float" office:value="47129.2" table:style-name="ce4">
            <text:p>47,129</text:p>
          </table:table-cell>
          <table:table-cell office:value-type="float" office:value="32427.439999999999" table:style-name="ce4">
            <text:p>32,427</text:p>
          </table:table-cell>
          <table:table-cell office:value-type="float" office:value="206968.68" table:style-name="ce4">
            <text:p>206,969</text:p>
          </table:table-cell>
          <table:table-cell office:value-type="float" office:value="814199.55" table:style-name="ce4">
            <text:p>814,200</text:p>
          </table:table-cell>
          <table:table-cell office:value-type="float" office:value="310915.13999999996" table:style-name="ce4">
            <text:p>310,915</text:p>
          </table:table-cell>
          <table:table-cell office:value-type="float" office:value="4442379.25" table:style-name="ce4">
            <text:p>4,442,379</text:p>
          </table:table-cell>
          <table:table-cell office:value-type="float" office:value="432860.36999999994" table:style-name="ce4">
            <text:p>432,860</text:p>
          </table:table-cell>
          <table:table-cell office:value-type="float" office:value="0" table:style-name="ce4">
            <text:p>0</text:p>
          </table:table-cell>
          <table:table-cell office:value-type="float" office:value="432860.36999999994" table:style-name="ce4">
            <text:p>432,860</text:p>
          </table:table-cell>
          <table:table-cell office:value-type="float" office:value="4875239.62" table:style-name="ce4">
            <text:p>4,875,240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December</text:p>
          </table:table-cell>
          <table:table-cell office:value-type="string" table:style-name="ce4">
            <text:p>Children and Family Court Advisory and Support Servic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78" table:style-name="ce4">
            <text:p>2,278</text:p>
          </table:table-cell>
          <table:table-cell office:value-type="float" office:value="2071.1999999999998" table:style-name="ce4">
            <text:p>2,071</text:p>
          </table:table-cell>
          <table:table-cell office:value-type="float" office:value="2278" table:style-name="ce4">
            <text:p>2,278</text:p>
          </table:table-cell>
          <table:table-cell office:value-type="float" office:value="2071.1999999999998" table:style-name="ce4">
            <text:p>2,071</text:p>
          </table:table-cell>
          <table:table-cell office:value-type="float" office:value="48" table:style-name="ce4">
            <text:p>48</text:p>
          </table:table-cell>
          <table:table-cell office:value-type="float" office:value="48" table:style-name="ce4">
            <text:p>48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4" table:style-name="ce4">
            <text:p>54</text:p>
          </table:table-cell>
          <table:table-cell office:value-type="float" office:value="54" table:style-name="ce4">
            <text:p>54</text:p>
          </table:table-cell>
          <table:table-cell office:value-type="float" office:value="0" table:style-name="ce4">
            <text:p>0</text:p>
          </table:table-cell>
          <table:table-cell office:value-type="float" office:value="2332" table:style-name="ce4">
            <text:p>2,332</text:p>
          </table:table-cell>
          <table:table-cell office:value-type="float" office:value="2125.1999999999998" table:style-name="ce4">
            <text:p>2,125</text:p>
          </table:table-cell>
          <table:table-cell office:value-type="float" office:value="9303688.1699999887" table:style-name="ce4">
            <text:p>9,303,68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303688.1699999887" table:style-name="ce4">
            <text:p>9,303,688</text:p>
          </table:table-cell>
          <table:table-cell office:value-type="float" office:value="544448.5" table:style-name="ce4">
            <text:p>544,449</text:p>
          </table:table-cell>
          <table:table-cell office:value-type="float" office:value="0" table:style-name="ce4">
            <text:p>0</text:p>
          </table:table-cell>
          <table:table-cell office:value-type="float" office:value="544448.5" table:style-name="ce4">
            <text:p>544,449</text:p>
          </table:table-cell>
          <table:table-cell office:value-type="float" office:value="9848136.6699999887" table:style-name="ce4">
            <text:p>9,848,137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December</text:p>
          </table:table-cell>
          <table:table-cell office:value-type="string" table:style-name="ce4">
            <text:p>Criminal Cases Review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93.81" table:style-name="ce4">
            <text:p>94</text:p>
          </table:table-cell>
          <table:table-cell office:value-type="float" office:value="100" table:style-name="ce4">
            <text:p>100</text:p>
          </table:table-cell>
          <table:table-cell office:value-type="float" office:value="93.81" table:style-name="ce4">
            <text:p>9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93.81" table:style-name="ce4">
            <text:p>94</text:p>
          </table:table-cell>
          <table:table-cell office:value-type="float" office:value="451829" table:style-name="ce4">
            <text:p>451,829</text:p>
          </table:table-cell>
          <table:table-cell office:value-type="float" office:value="0" table:style-name="ce4">
            <text:p>0</text:p>
          </table:table-cell>
          <table:table-cell office:value-type="float" office:value="11599" table:style-name="ce4">
            <text:p>11,59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63428" table:style-name="ce4">
            <text:p>463,42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63428" table:style-name="ce4">
            <text:p>463,428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December</text:p>
          </table:table-cell>
          <table:table-cell office:value-type="string" table:style-name="ce4">
            <text:p>Judicial Appointments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3" table:style-name="ce4">
            <text:p>3</text:p>
          </table:table-cell>
          <table:table-cell office:value-type="float" office:value="2.8" table:style-name="ce4">
            <text:p>3</text:p>
          </table:table-cell>
          <table:table-cell office:value-type="float" office:value="22" table:style-name="ce4">
            <text:p>22</text:p>
          </table:table-cell>
          <table:table-cell office:value-type="float" office:value="21.6" table:style-name="ce4">
            <text:p>22</text:p>
          </table:table-cell>
          <table:table-cell office:value-type="float" office:value="53" table:style-name="ce4">
            <text:p>53</text:p>
          </table:table-cell>
          <table:table-cell office:value-type="float" office:value="52.2" table:style-name="ce4">
            <text:p>52</text:p>
          </table:table-cell>
          <table:table-cell office:value-type="float" office:value="12" table:style-name="ce4">
            <text:p>12</text:p>
          </table:table-cell>
          <table:table-cell office:value-type="float" office:value="11.6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4" table:style-name="ce4">
            <text:p>0</text:p>
          </table:table-cell>
          <table:table-cell office:value-type="float" office:value="92" table:style-name="ce4">
            <text:p>92</text:p>
          </table:table-cell>
          <table:table-cell office:value-type="float" office:value="89.600000000000009" table:style-name="ce4">
            <text:p>90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" table:style-name="ce4">
            <text:p>9</text:p>
          </table:table-cell>
          <table:table-cell office:value-type="float" office:value="8.1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101" table:style-name="ce4">
            <text:p>101</text:p>
          </table:table-cell>
          <table:table-cell office:value-type="float" office:value="97.7" table:style-name="ce4">
            <text:p>98</text:p>
          </table:table-cell>
          <table:table-cell office:value-type="float" office:value="139115.82" table:style-name="ce4">
            <text:p>139,116</text:p>
          </table:table-cell>
          <table:table-cell office:value-type="float" office:value="5703.35" table:style-name="ce4">
            <text:p>5,703</text:p>
          </table:table-cell>
          <table:table-cell office:value-type="float" office:value="-4214" table:style-name="ce4">
            <text:p>-4,214</text:p>
          </table:table-cell>
          <table:table-cell office:value-type="float" office:value="883.27" table:style-name="ce4">
            <text:p>883</text:p>
          </table:table-cell>
          <table:table-cell office:value-type="float" office:value="78161.67" table:style-name="ce4">
            <text:p>78,162</text:p>
          </table:table-cell>
          <table:table-cell office:value-type="float" office:value="34584.619999999995" table:style-name="ce4">
            <text:p>34,585</text:p>
          </table:table-cell>
          <table:table-cell office:value-type="float" office:value="254234.72999999998" table:style-name="ce4">
            <text:p>254,235</text:p>
          </table:table-cell>
          <table:table-cell office:value-type="float" office:value="15164.53" table:style-name="ce4">
            <text:p>15,165</text:p>
          </table:table-cell>
          <table:table-cell office:value-type="float" office:value="-652" table:style-name="ce4">
            <text:p>-652</text:p>
          </table:table-cell>
          <table:table-cell office:value-type="float" office:value="14512.53" table:style-name="ce4">
            <text:p>14,513</text:p>
          </table:table-cell>
          <table:table-cell office:value-type="float" office:value="268747.26" table:style-name="ce4">
            <text:p>268,747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December</text:p>
          </table:table-cell>
          <table:table-cell office:value-type="string" table:style-name="ce4">
            <text:p>Legal Services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" table:style-name="ce4">
            <text:p>39</text:p>
          </table:table-cell>
          <table:table-cell office:value-type="float" office:value="35.880000000000003" table:style-name="ce4">
            <text:p>36</text:p>
          </table:table-cell>
          <table:table-cell office:value-type="float" office:value="39" table:style-name="ce4">
            <text:p>39</text:p>
          </table:table-cell>
          <table:table-cell office:value-type="float" office:value="35.880000000000003" table:style-name="ce4">
            <text:p>3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" table:style-name="ce4">
            <text:p>39</text:p>
          </table:table-cell>
          <table:table-cell office:value-type="float" office:value="35.880000000000003" table:style-name="ce4">
            <text:p>36</text:p>
          </table:table-cell>
          <table:table-cell office:value-type="float" office:value="263301.98999999976" table:style-name="ce4">
            <text:p>263,30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3301.98999999976" table:style-name="ce4">
            <text:p>263,30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3301.98999999976" table:style-name="ce4">
            <text:p>263,302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December</text:p>
          </table:table-cell>
          <table:table-cell office:value-type="string" table:style-name="ce4">
            <text:p>Parole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13" table:style-name="ce4">
            <text:p>13</text:p>
          </table:table-cell>
          <table:table-cell office:value-type="float" office:value="12.5" table:style-name="ce4">
            <text:p>13</text:p>
          </table:table-cell>
          <table:table-cell office:value-type="float" office:value="128" table:style-name="ce4">
            <text:p>128</text:p>
          </table:table-cell>
          <table:table-cell office:value-type="float" office:value="126.2" table:style-name="ce4">
            <text:p>126</text:p>
          </table:table-cell>
          <table:table-cell office:value-type="float" office:value="48" table:style-name="ce4">
            <text:p>48</text:p>
          </table:table-cell>
          <table:table-cell office:value-type="float" office:value="47" table:style-name="ce4">
            <text:p>47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1" table:style-name="ce4">
            <text:p>201</text:p>
          </table:table-cell>
          <table:table-cell office:value-type="float" office:value="196.7" table:style-name="ce4">
            <text:p>197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03" table:style-name="ce4">
            <text:p>203</text:p>
          </table:table-cell>
          <table:table-cell office:value-type="float" office:value="198.7" table:style-name="ce4">
            <text:p>199</text:p>
          </table:table-cell>
          <table:table-cell office:value-type="float" office:value="487373.8" table:style-name="ce4">
            <text:p>487,374</text:p>
          </table:table-cell>
          <table:table-cell office:value-type="float" office:value="1520.68" table:style-name="ce4">
            <text:p>1,521</text:p>
          </table:table-cell>
          <table:table-cell office:value-type="float" office:value="9925" table:style-name="ce4">
            <text:p>9,925</text:p>
          </table:table-cell>
          <table:table-cell office:value-type="float" office:value="827.11" table:style-name="ce4">
            <text:p>827</text:p>
          </table:table-cell>
          <table:table-cell office:value-type="float" office:value="120247.06" table:style-name="ce4">
            <text:p>120,247</text:p>
          </table:table-cell>
          <table:table-cell office:value-type="float" office:value="49876.950000000004" table:style-name="ce4">
            <text:p>49,877</text:p>
          </table:table-cell>
          <table:table-cell office:value-type="float" office:value="669770.59999999986" table:style-name="ce4">
            <text:p>669,771</text:p>
          </table:table-cell>
          <table:table-cell office:value-type="float" office:value="8629.5400000000009" table:style-name="ce4">
            <text:p>8,630</text:p>
          </table:table-cell>
          <table:table-cell office:value-type="float" office:value="0" table:style-name="ce4">
            <text:p>0</text:p>
          </table:table-cell>
          <table:table-cell office:value-type="float" office:value="8629.5400000000009" table:style-name="ce4">
            <text:p>8,630</text:p>
          </table:table-cell>
          <table:table-cell office:value-type="float" office:value="678400.1399999999" table:style-name="ce4">
            <text:p>678,4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December</text:p>
          </table:table-cell>
          <table:table-cell office:value-type="string" table:style-name="ce4">
            <text:p>Youth Justice Board for England and Wal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8" table:style-name="ce4">
            <text:p>18</text:p>
          </table:table-cell>
          <table:table-cell office:value-type="float" office:value="17.399999999999999" table:style-name="ce4">
            <text:p>17</text:p>
          </table:table-cell>
          <table:table-cell office:value-type="float" office:value="46" table:style-name="ce4">
            <text:p>46</text:p>
          </table:table-cell>
          <table:table-cell office:value-type="float" office:value="43.53" table:style-name="ce4">
            <text:p>44</text:p>
          </table:table-cell>
          <table:table-cell office:value-type="float" office:value="31" table:style-name="ce4">
            <text:p>31</text:p>
          </table:table-cell>
          <table:table-cell office:value-type="float" office:value="31" table:style-name="ce4">
            <text:p>31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96.93" table:style-name="ce4">
            <text:p>9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96.93" table:style-name="ce4">
            <text:p>97</text:p>
          </table:table-cell>
          <table:table-cell office:value-type="float" office:value="379909.81" table:style-name="ce4">
            <text:p>379,910</text:p>
          </table:table-cell>
          <table:table-cell office:value-type="float" office:value="3084.3" table:style-name="ce4">
            <text:p>3,084</text:p>
          </table:table-cell>
          <table:table-cell office:value-type="float" office:value="954" table:style-name="ce4">
            <text:p>954</text:p>
          </table:table-cell>
          <table:table-cell office:value-type="float" office:value="0" table:style-name="ce4">
            <text:p>0</text:p>
          </table:table-cell>
          <table:table-cell office:value-type="float" office:value="92449.43" table:style-name="ce4">
            <text:p>92,449</text:p>
          </table:table-cell>
          <table:table-cell office:value-type="float" office:value="39108.570000000007" table:style-name="ce4">
            <text:p>39,109</text:p>
          </table:table-cell>
          <table:table-cell office:value-type="float" office:value="515506.11" table:style-name="ce4">
            <text:p>515,5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15506.11" table:style-name="ce4">
            <text:p>515,506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December</text:p>
          </table:table-cell>
          <table:table-cell office:value-type="string" table:style-name="ce4">
            <text:p>Independent Monitoring Authority for the Citizens’ Rights Agreement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8" table:style-name="ce4">
            <text:p>8</text:p>
          </table:table-cell>
          <table:table-cell office:value-type="float" office:value="7.6" table:style-name="ce4">
            <text:p>8</text:p>
          </table:table-cell>
          <table:table-cell office:value-type="float" office:value="6" table:style-name="ce4">
            <text:p>6</text:p>
          </table:table-cell>
          <table:table-cell office:value-type="float" office:value="6.6" table:style-name="ce4">
            <text:p>7</text:p>
          </table:table-cell>
          <table:table-cell office:value-type="float" office:value="16" table:style-name="ce4">
            <text:p>16</text:p>
          </table:table-cell>
          <table:table-cell office:value-type="float" office:value="15.8" table:style-name="ce4">
            <text:p>16</text:p>
          </table:table-cell>
          <table:table-cell office:value-type="float" office:value="15" table:style-name="ce4">
            <text:p>15</text:p>
          </table:table-cell>
          <table:table-cell office:value-type="float" office:value="14.8" table:style-name="ce4">
            <text:p>15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55" table:style-name="ce4">
            <text:p>55</text:p>
          </table:table-cell>
          <table:table-cell office:value-type="float" office:value="48.8" table:style-name="ce4">
            <text:p>49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61" table:style-name="ce4">
            <text:p>61</text:p>
          </table:table-cell>
          <table:table-cell office:value-type="float" office:value="54.8" table:style-name="ce4">
            <text:p>55</text:p>
          </table:table-cell>
          <table:table-cell office:value-type="float" office:value="208518.96" table:style-name="ce4">
            <text:p>208,519</text:p>
          </table:table-cell>
          <table:table-cell office:value-type="float" office:value="1652.27" table:style-name="ce4">
            <text:p>1,6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4560.1" table:style-name="ce4">
            <text:p>54,560</text:p>
          </table:table-cell>
          <table:table-cell office:value-type="float" office:value="24991.72" table:style-name="ce4">
            <text:p>24,992</text:p>
          </table:table-cell>
          <table:table-cell office:value-type="float" office:value="289723.04999999993" table:style-name="ce4">
            <text:p>289,723</text:p>
          </table:table-cell>
          <table:table-cell office:value-type="float" office:value="74260.039999999994" table:style-name="ce4">
            <text:p>74,260</text:p>
          </table:table-cell>
          <table:table-cell office:value-type="float" office:value="0" table:style-name="ce4">
            <text:p>0</text:p>
          </table:table-cell>
          <table:table-cell office:value-type="float" office:value="74260.039999999994" table:style-name="ce4">
            <text:p>74,260</text:p>
          </table:table-cell>
          <table:table-cell office:value-type="float" office:value="363983.08999999991" table:style-name="ce4">
            <text:p>363,983</text:p>
          </table:table-cell>
          <table:table-cell table:number-columns-repeated="16343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Hartley, Robert</meta:initial-creator>
    <dc:creator>Hartley, Robert</dc:creator>
    <meta:creation-date>2022-09-30T10:29:42Z</meta:creation-date>
    <dc:date>2023-02-13T14:42:49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